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0cm" fo:margin-right="0cm" fo:text-align="justify" style:justify-single-word="false" fo:text-indent="0.501cm" style:auto-text-indent="false"/>
    </style:style>
    <style:style style:name="P15" style:family="paragraph" style:parent-style-name="Sangría_20_2_20_de_20_t._20_independiente">
      <style:paragraph-properties fo:margin-left="0.009cm" fo:margin-right="0cm" fo:text-indent="0cm" style:auto-text-indent="false"/>
      <style:text-properties fo:language="es" fo:country="ES"/>
    </style:style>
    <style:style style:name="P16"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7"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 style:family="paragraph" style:parent-style-name="Sangría_20_2_20_de_20_t._20_independiente">
      <style:paragraph-properties fo:margin-left="0.009cm" fo:margin-right="0cm" fo:text-indent="0.501cm" style:auto-text-indent="false"/>
      <style:text-properties fo:language="es" fo:country="ES"/>
    </style:style>
    <style:style style:name="P19" style:family="paragraph" style:parent-style-name="Standard">
      <style:paragraph-properties fo:text-align="justify" style:justify-single-word="false"/>
    </style:style>
    <style:style style:name="P20"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21" style:family="paragraph" style:parent-style-name="Standard">
      <style:paragraph-properties style:line-height-at-least="0.176cm"/>
      <style:text-properties style:font-name="Times New Roman" fo:font-size="12pt" fo:language="es" fo:country="ES" style:font-size-asian="12pt" style:font-name-complex="Times New Roman" style:font-size-complex="12pt"/>
    </style:style>
    <style:style style:name="P22" style:family="paragraph" style:parent-style-name="Standard">
      <style:paragraph-properties fo:margin-left="0cm" fo:margin-right="0cm" fo:text-align="justify" style:justify-single-word="false" fo:text-indent="0.801cm" style:auto-text-indent="false"/>
    </style:style>
    <style:style style:name="P23" style:family="paragraph" style:parent-style-name="Standard">
      <style:paragraph-properties fo:margin-left="0.75cm" fo:margin-right="0cm" fo:text-indent="-0.75cm" style:auto-text-indent="false">
        <style:tab-stops/>
      </style:paragraph-properties>
    </style:style>
    <style:style style:name="P24" style:family="paragraph" style:parent-style-name="Standard">
      <style:paragraph-properties fo:margin-left="0cm" fo:margin-right="0cm" style:line-height-at-least="0.176cm" fo:text-align="justify" style:justify-single-word="false" fo:text-indent="-0.021cm" style:auto-text-indent="false">
        <style:tab-stops/>
      </style:paragraph-properties>
      <style:text-properties style:font-name="Times New Roman" fo:font-size="12pt" style:font-size-asian="12pt" style:font-name-complex="Times New Roman" style:font-size-complex="12pt"/>
    </style:style>
    <style:style style:name="P25" style:family="paragraph" style:parent-style-name="Sangría_20_2_20_de_20_t._20_independiente">
      <style:paragraph-properties fo:margin-left="5.375cm" fo:margin-right="0cm" fo:text-indent="-5.375cm" style:auto-text-indent="false">
        <style:tab-stops/>
      </style:paragraph-properties>
    </style:style>
    <style:style style:name="P26" style:family="paragraph" style:parent-style-name="Standard" style:master-page-name="Standard">
      <style:paragraph-properties fo:text-align="center" style:justify-single-word="false" style:page-number="auto"/>
      <style:text-properties fo:language="es" fo:country="MX"/>
    </style:style>
    <style:style style:name="P27" style:family="paragraph" style:parent-style-name="Standard" style:list-style-name="L1">
      <style:paragraph-properties fo:margin-left="0.75cm" fo:margin-right="0cm" fo:text-align="justify" style:justify-single-word="false" fo:text-indent="-0.75cm" style:auto-text-indent="false">
        <style:tab-stops/>
      </style:paragraph-properties>
    </style:style>
    <style:style style:name="P28" style:family="paragraph" style:parent-style-name="Standard" style:list-style-name="L1">
      <style:paragraph-properties fo:margin-left="0.75cm" fo:margin-right="0cm" fo:text-indent="-0.75cm" style:auto-text-indent="false">
        <style:tab-stops/>
      </style:paragraph-properties>
    </style:style>
    <style:style style:name="P29" style:family="paragraph" style:parent-style-name="Standard" style:list-style-name="L1">
      <style:paragraph-properties fo:margin-left="-0.021cm" fo:margin-right="0cm" fo:text-align="justify" style:justify-single-word="false" fo:text-indent="0.792cm" style:auto-text-indent="false">
        <style:tab-stops/>
      </style:paragraph-properties>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5" style:family="text">
      <style:text-properties style:font-name="Times New Roman" fo:font-size="12pt" style:font-size-asian="12pt" style:font-name-complex="Times New Roman" style:font-size-complex="12pt"/>
    </style:style>
    <style:style style:name="T6" style:family="text">
      <style:text-properties fo:language="es" fo:country="ES"/>
    </style:style>
    <style:style style:name="T7" style:family="text">
      <style:text-properties fo:language="es" fo:country="ES"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ECLARACIÓN N° 1786-CM-14</text:p>
      <text:p text:style-name="P19"/>
      <text:p text:style-name="P19"/>
      <text:p text:style-name="P25">DESCRIPCIÓN SINTÉTICA: <text:span text:style-name="T5">DECLARAR DE INTERÉS MUNICIPAL Y DEPORTIVO CAMPEONATO INTERPROVINCIAL DE PATÍN.</text:span></text:p>
      <text:p text:style-name="P19"/>
      <text:p text:style-name="P19"/>
      <text:p text:style-name="P19">ANTECEDENTES</text:p>
      <text:p text:style-name="P14"/>
      <text:p text:style-name="P14"/>
      <text:list xml:id="list7795211522" text:style-name="L1">
        <text:list-header>
          <text:p text:style-name="P27">Ordenanza 2071-CM-10, reglamenta declaraciones de interés.</text:p>
          <text:p text:style-name="P27"/>
          <text:p text:style-name="P27">Nota de la Escuela de Patinaje <text:s/>Artístico y Competitivo Manolo Rivero.</text:p>
          <text:p text:style-name="P27"/>
          <text:p text:style-name="P27">Nota de Secretaría de Deportes de Municipalidad de Bariloche.</text:p>
          <text:p text:style-name="P28"/>
          <text:list>
            <text:list-item>
              <text:list>
                <text:list-item>
                  <text:list>
                    <text:list-item>
                      <text:list>
                        <text:list-item>
                          <text:list>
                            <text:list-header>
                              <text:p text:style-name="P29"><text:s text:c="5"/>Resolución 084-PCM-14 de fecha 16 de abril de 2014, firmada por el Presidente del Concejo Municipal, Ramón Chiocconi.</text:p>
                            </text:list-header>
                          </text:list>
                        </text:list-item>
                      </text:list>
                    </text:list-item>
                  </text:list>
                </text:list-item>
              </text:list>
            </text:list-item>
          </text:list>
        </text:list-header>
      </text:list>
      <text:p text:style-name="P23"/>
      <text:p text:style-name="P23"/>
      <text:p text:style-name="P19">FUNDAMENTOS</text:p>
      <text:p text:style-name="Standard"/>
      <text:p text:style-name="Standard"/>
      <text:p text:style-name="P22">La Escuela de Patín Artístico y Competitivo Manolo Rivero cuenta con más de 50 años de actividad en la enseñanza de patín y danza.</text:p>
      <text:p text:style-name="P22"/>
      <text:p text:style-name="P22">Este año organiza la primera fecha del Campeonato Interprovincial de Patín fiscalizado por la Federación de Patinadores Chubutenses que se realizará del 17 al 20 de abril en las instalaciones del Gimnasio Municipal Nº 3 de la ciudad de Bariloche.</text:p>
      <text:p text:style-name="P22"/>
      <text:p text:style-name="P22">A este certamen concurrirán 25 escuelas y clubes pertenecientes a diferentes localidades de la costa y cordillera de las provincias de Chubut, Río Negro y Santa Cruz, sumando aproximadamente 300 patinadores participantes acompañados por sus familias, quienes incrementarán la cantidad de turistas que arribarán ese fin de semana a nuestra ciudad.</text:p>
      <text:p text:style-name="P22"/>
      <text:p text:style-name="P22">El Concejo Municipal acompaña esta iniciativa reconociendo el trabajo de la institución deportiva.</text:p>
      <text:p text:style-name="Standard"/>
      <text:p text:style-name="P20"><text:span text:style-name="T8">AUTOR:</text:span> Presidente<text:span text:style-name="T6"> del Concejo Municipal, Ramón Chiocconi.</text:span></text:p>
      <text:p text:style-name="P21"/>
      <text:p text:style-name="P24"><text:span text:style-name="T7">COLABORADORES: </text:span><text:span text:style-name="T6">Comisión Legislativa. </text:span></text:p>
      <text:p text:style-name="P19"/>
      <text:p text:style-name="Text_20_body_20_indent"/>
      <text:p text:style-name="Text_20_body">La Resolución 084-PCM-14, con las modificaciones introducidas, fue aprobada en la sesión del día 15 de mayo de 2014, según consta en el Acta Nº 1018/14. Por ello, en ejercicio de las atribuciones que le otorga el Art. 38 de la Carta Orgánica Municipal,</text:p>
      <text:p text:style-name="Text_20_body"/>
      <text:p text:style-name="Text_20_body"/>
      <text:p text:style-name="Text_20_body"/>
      <text:p text:style-name="Text_20_body"/>
      <text:p text:style-name="Text_20_body"><text:soft-page-break/>EL CONCEJO MUNICIPAL DE SAN CARLOS DE BARILOCHE</text:p>
      <text:p text:style-name="Text_20_body">SANCIONA CON CARÁCTER DE </text:p>
      <text:p text:style-name="Text_20_body"/>
      <text:p text:style-name="P8">DECLARACIÓN</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17">Se declara de interés municipal y deportivo la primera fecha del Campeonato Interprovincial de Patín organizado por la Escuela de Patín Artístico y Competitivo Manolo Rivero, que se realizara en la ciudad de Bariloche del 17 al 20 de abril de 2014.</text:p>
            <text:p text:style-name="P17"/>
          </table:table-cell>
        </table:table-row>
        <table:table-row table:style-name="Tabla1.1">
          <table:table-cell table:style-name="Tabla1.A1" office:value-type="string">
            <text:p text:style-name="P11">Art. <text:s/>2°)</text:p>
          </table:table-cell>
          <table:table-cell table:style-name="Tabla1.A1" office:value-type="string">
            <text:p text:style-name="P15">La presente declaración no implica la obligatoriedad de efectuar erogaciones por parte de la Administración Municipal. </text:p>
            <text:p text:style-name="P18"/>
          </table:table-cell>
        </table:table-row>
        <table:table-row table:style-name="Tabla1.1">
          <table:table-cell table:style-name="Tabla1.A1" office:value-type="string">
            <text:p text:style-name="P11">Art. <text:s/>3°) </text:p>
          </table:table-cell>
          <table:table-cell table:style-name="Tabla1.A1" office:value-type="string">
            <text:p text:style-name="P16"><text:span text:style-name="T4">Comuníquese. Dése a publicidad. Tómese razón. Cumplido, archí</text:span>vese.</text:p>
            <text:p text:style-name="P12"/>
          </table:table-cell>
        </table:table-row>
      </tabl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1"><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40:34</dc:date>
    <meta:print-date>2014-05-20T15:39:02</meta:print-date>
    <meta:editing-cycles>8</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26" meta:word-count="350" meta:character-count="2482" meta:non-whitespace-character-count="1969"/>
    <meta:user-defined meta:name="Información 1"/>
    <meta:user-defined meta:name="Información 2"/>
    <meta:user-defined meta:name="Información 3"/>
    <meta:user-defined meta:name="Información 4"/>
  </office:meta>
</office:document-meta>
</file>